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pitch="variable"/>
    <style:font-face style:name="Lato Medium" svg:font-family="'Lato Medium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Medium"/>
    </style:style>
    <style:style style:name="P10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1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2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38c0c" officeooo:paragraph-rsid="00138c0c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7e272" officeooo:paragraph-rsid="0017e272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P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17e272" officeooo:paragraph-rsid="0017e272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db11e"/>
    </style:style>
    <style:style style:name="P2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2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2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1a4716"/>
    </style:style>
    <style:style style:name="P2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1c02a8"/>
    </style:style>
    <style:style style:name="P2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1f28b7"/>
    </style:style>
    <style:style style:name="P28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1c02a8"/>
    </style:style>
    <style:style style:name="P29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1f28b7"/>
    </style:style>
    <style:style style:name="P30" style:family="paragraph" style:parent-style-name="Table_20_Contents">
      <style:paragraph-properties fo:margin-top="0.402cm" fo:margin-bottom="0.402cm" loext:contextual-spacing="false" fo:text-align="center" style:justify-single-word="false"/>
      <style:text-properties style:font-name="Lato Medium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style:font-name="Lato Medium" officeooo:rsid="0017e272"/>
    </style:style>
    <style:style style:name="T5" style:family="text">
      <style:text-properties officeooo:rsid="0002c21f"/>
    </style:style>
    <style:style style:name="T6" style:family="text">
      <style:text-properties officeooo:rsid="000c7f6b"/>
    </style:style>
    <style:style style:name="T7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officeooo:rsid="0018f658"/>
    </style:style>
    <style:style style:name="T9" style:family="text">
      <style:text-properties officeooo:rsid="001db11e"/>
    </style:style>
    <style:style style:name="T10" style:family="text">
      <style:text-properties style:font-name="Lato Heavy" fo:font-size="16pt" officeooo:rsid="001db11e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5">C/D</text:p>
          </table:table-cell>
        </table:table-row>
        <table:table-row table:style-name="Table1.2">
          <table:table-cell table:style-name="Table1.A2" office:value-type="string">
            <text:p text:style-name="P3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3">Chillout &amp; Electro-Swing</text:p>
          </table:table-cell>
        </table:table-row>
        <table:table-row table:style-name="Table1.3">
          <table:table-cell table:style-name="Table1.A2" office:value-type="string">
            <text:p text:style-name="P11">Night Rider</text:p>
            <text:p text:style-name="P11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2">Lounge Electr<text:span text:style-name="T1">o </text:span>/ Downbeat<text:span text:style-name="T1"> House</text:span></text:p>
            <text:p text:style-name="P12">Chillout Lounge</text:p>
          </table:table-cell>
        </table:table-row>
        <table:table-row table:style-name="Table1.3">
          <table:table-cell table:style-name="Table1.A2" office:value-type="string">
            <text:p text:style-name="P11">Deep House 2020 <text:span text:style-name="T1">Hits</text:span></text:p>
            <text:p text:style-name="P11">Truely Deeply House</text:p>
          </table:table-cell>
          <table:table-cell table:style-name="Table1.B1" office:value-type="string">
            <text:p text:style-name="P9"/>
          </table:table-cell>
          <table:table-cell table:style-name="Table1.A2" office:value-type="string">
            <text:p text:style-name="P11">Lounge - Soft House</text:p>
            <text:p text:style-name="P11">Kaffeehausmusik</text:p>
          </table:table-cell>
        </table:table-row>
        <table:table-row table:style-name="Table1.3">
          <table:table-cell table:style-name="Table1.A2" office:value-type="string">
            <text:p text:style-name="P11">The Algorithm - Brute Force</text:p>
            <text:p text:style-name="P11">EBM, Dark-Electro &amp; Fututepop</text:p>
          </table:table-cell>
          <table:table-cell table:style-name="Table1.B1" office:value-type="string">
            <text:p text:style-name="P9"/>
          </table:table-cell>
          <table:table-cell table:style-name="Table1.A2" office:value-type="string">
            <text:p text:style-name="P11">Acustic Covers</text:p>
            <text:p text:style-name="P11">Chillout Piano</text:p>
          </table:table-cell>
        </table:table-row>
        <table:table-row table:style-name="Table1.3">
          <table:table-cell table:style-name="Table1.A2" office:value-type="string">
            <text:p text:style-name="P12">Happy Hardcore</text:p>
            <text:p text:style-name="P12">Synthwave / Retrowave</text:p>
          </table:table-cell>
          <table:table-cell table:style-name="Table1.B1" office:value-type="string">
            <text:p text:style-name="P9"/>
          </table:table-cell>
          <table:table-cell table:style-name="Table1.A2" office:value-type="string">
            <text:p text:style-name="P25"/>
            <text:p text:style-name="P25"/>
          </table:table-cell>
        </table:table-row>
        <table:table-row table:style-name="Table1.3">
          <table:table-cell table:style-name="Table1.A2" office:value-type="string">
            <text:p text:style-name="P12">faheus - #denbodenglatttanzen</text:p>
            <text:p text:style-name="P12">faheus - eurotrash is not a crime</text:p>
          </table:table-cell>
          <table:table-cell table:style-name="Table1.B1" office:value-type="string">
            <text:p text:style-name="P9"/>
          </table:table-cell>
          <table:table-cell table:style-name="Table1.A2" office:value-type="string">
            <text:p text:style-name="P25"/>
          </table:table-cell>
        </table:table-row>
        <table:table-row table:style-name="Table1.3">
          <table:table-cell table:style-name="Table1.A2" office:value-type="string">
            <text:p text:style-name="P12">faheus - Betreutes Chillen</text:p>
            <text:p text:style-name="P12">faheus - Waiting for breakfast in brown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5"/>
            <text:p text:style-name="P25"/>
          </table:table-cell>
        </table:table-row>
        <table:table-row table:style-name="Table1.3">
          <table:table-cell table:style-name="Table1.A2" office:value-type="string">
            <text:p text:style-name="P12">Couchsofa - Schall Und Raum</text:p>
            <text:p text:style-name="P12">Couchsofa - H264 Aber Rückwärts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5"/>
            <text:p text:style-name="P25"/>
          </table:table-cell>
        </table:table-row>
        <table:table-row table:style-name="Table1.3">
          <table:table-cell table:style-name="Table1.A2" office:value-type="string">
            <text:p text:style-name="P12">Couchsofa - From Bavaria With Love</text:p>
            <text:p text:style-name="P12">Couchsofa - Staubwiesenwedler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5"/>
            <text:p text:style-name="P25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E/<text:span text:style-name="T5">F</text:span></text:p>
          </table:table-cell>
          <table:table-cell table:style-name="Table2.B1" office:value-type="string">
            <text:p text:style-name="P4"/>
          </table:table-cell>
          <table:table-cell table:style-name="Table2.A1" office:value-type="string">
            <text:p text:style-name="P6">G/<text:span text:style-name="T5">H</text:span></text:p>
          </table:table-cell>
        </table:table-row>
        <table:table-row table:style-name="Table2.2">
          <table:table-cell table:style-name="Table2.A2" office:value-type="string">
            <text:p text:style-name="P4">Country &amp; Folk</text:p>
          </table:table-cell>
          <table:table-cell table:style-name="Table2.B1" office:value-type="string">
            <text:p text:style-name="P4"/>
          </table:table-cell>
          <table:table-cell table:style-name="Table2.A2" office:value-type="string">
            <text:p text:style-name="P7">Künstler</text:p>
          </table:table-cell>
        </table:table-row>
        <table:table-row table:style-name="Table2.3">
          <table:table-cell table:style-name="Table2.A2" office:value-type="string">
            <text:p text:style-name="P13">Country Nights</text:p>
            <text:p text:style-name="P13">Country kind of Love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Johnny Cash</text:p>
            <text:p text:style-name="P12">Andreas Gabalier</text:p>
          </table:table-cell>
        </table:table-row>
        <table:table-row table:style-name="Table2.3">
          <table:table-cell table:style-name="Table2.A2" office:value-type="string">
            <text:p text:style-name="P13">Country Coffehouse</text:p>
            <text:p text:style-name="P13">Country Gal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3">Seeed</text:p>
            <text:p text:style-name="P13">Runrig</text:p>
          </table:table-cell>
        </table:table-row>
        <table:table-row table:style-name="Table2.3">
          <table:table-cell table:style-name="Table2.A2" office:value-type="string">
            <text:p text:style-name="P13">Tailgate Party</text:p>
            <text:p text:style-name="P13">New Boot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3">Pur</text:p>
            <text:p text:style-name="P13">Sarah Connor</text:p>
          </table:table-cell>
        </table:table-row>
        <table:table-row table:style-name="Table2.3">
          <table:table-cell table:style-name="Table2.A2" office:value-type="string">
            <text:p text:style-name="P13">Texas Music</text:p>
            <text:p text:style-name="P14">Country Truckin'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Lionel Richie</text:p>
            <text:p text:style-name="P12">Tim Bendzko</text:p>
          </table:table-cell>
        </table:table-row>
        <table:table-row table:style-name="Table2.3">
          <table:table-cell table:style-name="Table2.A2" office:value-type="string">
            <text:p text:style-name="P13">Irisch / Gälisch / Keltisch</text:p>
            <text:p text:style-name="P14">Ir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3">Lena</text:p>
            <text:p text:style-name="P13">Max Herre</text:p>
          </table:table-cell>
        </table:table-row>
        <table:table-row table:style-name="Table2.3">
          <table:table-cell table:style-name="Table2.A2" office:value-type="string">
            <text:p text:style-name="P13">Irish Folk Ballads</text:p>
            <text:p text:style-name="P15">Irish Pub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7">The Hooters</text:p>
            <text:p text:style-name="P12">Limp Bizkit</text:p>
          </table:table-cell>
        </table:table-row>
        <table:table-row table:style-name="Table2.3">
          <table:table-cell table:style-name="Table2.A2" office:value-type="string">
            <text:p text:style-name="P13">Irish Pub Jukebox</text:p>
            <text:p text:style-name="P13">Scott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3">Amy Macdonald</text:p>
            <text:p text:style-name="P13">Brad Paisley</text:p>
          </table:table-cell>
        </table:table-row>
        <table:table-row table:style-name="Table2.3">
          <table:table-cell table:style-name="Table2.A2" office:value-type="string">
            <text:p text:style-name="P13">Scottish Accordion Dance Music</text:p>
            <text:p text:style-name="P13">BBC Scottish Sym<text:span text:style-name="T6">ph</text:span>ony Orchestra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3">Schandmaul</text:p>
            <text:p text:style-name="P13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J/K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6">L/<text:span text:style-name="T5">M</text:span></text:p>
          </table:table-cell>
        </table:table-row>
        <table:table-row table:style-name="Table5.2">
          <table:table-cell table:style-name="Table5.A2" office:value-type="string">
            <text:p text:style-name="P8">Künstler &amp; Jahrzehnte</text:p>
          </table:table-cell>
          <table:table-cell table:style-name="Table5.B1" office:value-type="string">
            <text:p text:style-name="P4"/>
          </table:table-cell>
          <table:table-cell table:style-name="Table5.A2" office:value-type="string">
            <text:p text:style-name="P7">Rock &amp; Punk Rock</text:p>
          </table:table-cell>
        </table:table-row>
        <table:table-row table:style-name="Table5.3">
          <table:table-cell table:style-name="Table5.A2" office:value-type="string">
            <text:p text:style-name="P16">Jack Johnson</text:p>
            <text:p text:style-name="P16">Norah Jone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Creedence Clearwater Revival</text:p>
            <text:p text:style-name="P26">Amorphis</text:p>
          </table:table-cell>
        </table:table-row>
        <table:table-row table:style-name="Table5.3">
          <table:table-cell table:style-name="Table5.A2" office:value-type="string">
            <text:p text:style-name="P13">Phil Collins</text:p>
            <text:p text:style-name="P13">R.E.M.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Madrugada</text:p>
            <text:p text:style-name="P26">Augustana</text:p>
          </table:table-cell>
        </table:table-row>
        <table:table-row table:style-name="Table5.3">
          <table:table-cell table:style-name="Table5.A2" office:value-type="string">
            <text:p text:style-name="P13">Scorpions</text:p>
            <text:p text:style-name="P13">Status Quo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Green Day</text:p>
            <text:p text:style-name="P26">The Offspring</text:p>
          </table:table-cell>
        </table:table-row>
        <table:table-row table:style-name="Table5.3">
          <table:table-cell table:style-name="Table5.A2" office:value-type="string">
            <text:p text:style-name="P14">Sting</text:p>
            <text:p text:style-name="P14">Dire Strait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Simple Plan</text:p>
            <text:p text:style-name="P26">Jimmy Eat World</text:p>
          </table:table-cell>
        </table:table-row>
        <table:table-row table:style-name="Table5.3">
          <table:table-cell table:style-name="Table5.A2" office:value-type="string">
            <text:p text:style-name="P16">All Out 40s</text:p>
            <text:p text:style-name="P16">All Out 5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8"><text:span text:style-name="T3">Pink Floyd</text:span></text:p>
            <text:p text:style-name="P28"><text:span text:style-name="T3">The Doors</text:span></text:p>
          </table:table-cell>
        </table:table-row>
        <table:table-row table:style-name="Table5.3">
          <table:table-cell table:style-name="Table5.A2" office:value-type="string">
            <text:p text:style-name="P19"><text:span text:style-name="T2">All Out </text:span><text:span text:style-name="T3">6</text:span><text:span text:style-name="T2">0s</text:span></text:p>
            <text:p text:style-name="P19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The All-American Reject</text:p>
            <text:p text:style-name="P26">Anti Flag</text:p>
          </table:table-cell>
        </table:table-row>
        <table:table-row table:style-name="Table5.3">
          <table:table-cell table:style-name="Table5.A2" office:value-type="string">
            <text:p text:style-name="P19"><text:span text:style-name="T2">All Out </text:span><text:span text:style-name="T3">8</text:span><text:span text:style-name="T2">0s</text:span></text:p>
            <text:p text:style-name="P19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Rise Against</text:p>
            <text:p text:style-name="P26">My Chemical Romance</text:p>
          </table:table-cell>
        </table:table-row>
        <table:table-row table:style-name="Table5.3">
          <table:table-cell table:style-name="Table5.A2" office:value-type="string">
            <text:p text:style-name="P14">All Out 00s</text:p>
            <text:p text:style-name="P14">All Out 1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26">Iron Maiden</text:p>
            <text:p text:style-name="P26">Metallica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N/O</text:p>
          </table:table-cell>
          <table:table-cell table:style-name="Table3.B1" office:value-type="string">
            <text:p text:style-name="P4"/>
          </table:table-cell>
          <table:table-cell table:style-name="Table3.A1" office:value-type="string">
            <text:p text:style-name="P7">P/Q</text:p>
          </table:table-cell>
        </table:table-row>
        <table:table-row table:style-name="Table3.2">
          <table:table-cell table:style-name="Table3.A2" office:value-type="string">
            <text:p text:style-name="P22"><text:span text:style-name="T10">Swing, Jazz, Blues</text:span></text:p>
          </table:table-cell>
          <table:table-cell table:style-name="Table3.B1" office:value-type="string">
            <text:p text:style-name="P4"/>
          </table:table-cell>
          <table:table-cell table:style-name="Table3.A2" office:value-type="string">
            <text:p text:style-name="P4">Radio &amp; Nachrichten</text:p>
          </table:table-cell>
        </table:table-row>
        <table:table-row table:style-name="Table3.3">
          <table:table-cell table:style-name="Table3.A2" office:value-type="string">
            <text:p text:style-name="P27">Swing Revival</text:p>
            <text:p text:style-name="P27">Charsleton - Swing - Jazz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4">HR Info-Radio</text:p>
            <text:p text:style-name="P14">SWR3</text:p>
          </table:table-cell>
        </table:table-row>
        <table:table-row table:style-name="Table3.3">
          <table:table-cell table:style-name="Table3.A2" office:value-type="string">
            <text:p text:style-name="P27">Gypsy Swing</text:p>
            <text:p text:style-name="P27">Swingin' Saxophones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4">SWR1</text:p>
            <text:p text:style-name="P14">YouFM</text:p>
          </table:table-cell>
        </table:table-row>
        <table:table-row table:style-name="Table3.3">
          <table:table-cell table:style-name="Table3.A2" office:value-type="string">
            <text:p text:style-name="P27">Electro Swing 100</text:p>
            <text:p text:style-name="P27">Parov Stelar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4">Rockland-Radio</text:p>
            <text:p text:style-name="P14"/>
          </table:table-cell>
        </table:table-row>
        <table:table-row table:style-name="Table3.3">
          <table:table-cell table:style-name="Table3.A2" office:value-type="string">
            <text:p text:style-name="P29">Electro Jazz &amp; Swing</text:p>
            <text:p text:style-name="P29">Dark Electro Swing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27">Happy Jazz!</text:p>
            <text:p text:style-name="P27">Jazz Vibes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4">Tagesthemen</text:p>
            <text:p text:style-name="P14">Tagesschau</text:p>
          </table:table-cell>
        </table:table-row>
        <table:table-row table:style-name="Table3.3">
          <table:table-cell table:style-name="Table3.A2" office:value-type="string">
            <text:p text:style-name="P27">Jazztronica</text:p>
            <text:p text:style-name="P27">Women of Jazz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8">The Amp Hour</text:p>
            <text:p text:style-name="P18">Methodisch Inkorrekt</text:p>
          </table:table-cell>
        </table:table-row>
        <table:table-row table:style-name="Table3.3">
          <table:table-cell table:style-name="Table3.A2" office:value-type="string">
            <text:p text:style-name="P27">Blues Classics</text:p>
            <text:p text:style-name="P27">Funk Heavy Blues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8">Hoaxilla</text:p>
            <text:p text:style-name="P18">ARD Radio Tatort</text:p>
          </table:table-cell>
        </table:table-row>
        <table:table-row table:style-name="Table3.3">
          <table:table-cell table:style-name="Table3.A2" office:value-type="string">
            <text:p text:style-name="P27">Blues Roots</text:p>
            <text:p text:style-name="P27">Early Rhythm &amp; Blues</text:p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8">Das ARD radiofeature</text:p>
            <text:p text:style-name="P20"><text:span text:style-name="T4">h</text:span><text:span text:style-name="T2">r-INFO Die Reportag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pitch="variable"/>
    <style:font-face style:name="Lato Medium" svg:font-family="'Lato Medium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29T13:57:56.494662858</dc:date>
    <meta:editing-duration>P6DT12H16M31S</meta:editing-duration>
    <meta:editing-cycles>22</meta:editing-cycles>
    <meta:generator>LibreOffice/6.3.4.2$Linux_X86_64 LibreOffice_project/30$Build-2</meta:generator>
    <meta:print-date>2020-02-23T13:13:32.841081453</meta:print-date>
    <meta:document-statistic meta:table-count="4" meta:image-count="0" meta:object-count="0" meta:page-count="4" meta:paragraph-count="131" meta:word-count="321" meta:character-count="1900" meta:non-whitespace-character-count="1710"/>
  </office:meta>
</office:document-meta>
</file>